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5083" officeooo:paragraph-rsid="001a5083"/>
    </style:style>
    <style:style style:name="P2" style:family="paragraph" style:parent-style-name="Standard">
      <style:text-properties officeooo:rsid="001c2043" officeooo:paragraph-rsid="001c2043"/>
    </style:style>
    <style:style style:name="P3" style:family="paragraph" style:parent-style-name="Standard">
      <style:text-properties officeooo:rsid="001c2310" officeooo:paragraph-rsid="001c2310"/>
    </style:style>
    <style:style style:name="T1" style:family="text">
      <style:text-properties officeooo:rsid="001c2310"/>
    </style:style>
    <style:style style:name="T2" style:family="text">
      <style:text-properties officeooo:rsid="001c2043"/>
    </style:style>
    <style:style style:name="T3" style:family="text">
      <style:text-properties officeooo:rsid="001a5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JNIA TARUS <text:s text:c="12"/><text:span text:style-name="T1">KONTAKT <text:s text:c="2"/>502 313 3149</text:span></text:p>
      <text:p text:style-name="P1"/>
      <text:p text:style-name="P1">Pasja, hobby, styl życia.</text:p>
      <text:p text:style-name="P1"/>
      <text:p text:style-name="P1">Konie to ważna część naszego życia. To pasja całej rodziny. Tą pasją, doświadczeniem i wiedzą dzielimy się z radością i poświęceniem.</text:p>
      <text:p text:style-name="P1"/>
      <text:p text:style-name="P1">OFERTA STAJNI TARUS ( kafelki tak jak w GabiVet.</text:p>
      <text:p text:style-name="P1"/>
      <text:p text:style-name="P1"/>
      <text:p text:style-name="P1">NAUKA JAZDY KONNEJ OD PODSTAW</text:p>
      <text:p text:style-name="P1"/>
      <text:p text:style-name="P1">Prowadzimy indywidualną naukę jazdy konnej od podstaw, zarówno dla dzieci jak i dorosłych</text:p>
      <text:p text:style-name="P1">Kontakt : Agnieszka <text:s/>608 756 433</text:p>
      <text:p text:style-name="P1"><text:s text:c="16"/>Paweł <text:s text:c="7"/>880 <text:s/>855 920</text:p>
      <text:p text:style-name="P1"/>
      <text:p text:style-name="P1">JAZDA KONNA GRUPOWA</text:p>
      <text:p text:style-name="P1"/>
      <text:p text:style-name="P1">Zajęcia w małych grupach na koniach dostos<text:span text:style-name="T1">o</text:span>wanych do um<text:span text:style-name="T1">iejętności</text:span> jeźdźca, </text:p>
      <text:p text:style-name="P1">kontakt <text:s text:c="2"/>Tad<text:span text:style-name="T2">e</text:span>usz <text:s text:c="2"/>502 313 149</text:p>
      <text:p text:style-name="P1"/>
      <text:p text:style-name="P1"/>
      <text:p text:style-name="P1">LETNIE I ZIMOWE WARSZTATY JEŹDZIECKIE</text:p>
      <text:p text:style-name="P1"/>
      <text:p text:style-name="P1">Organizujemy latem oraz zimą warsztaty doskonalące jazdę konną dla dzieci i młodzieży.</text:p>
      <text:p text:style-name="P1">Kontakt Tadeusz 502 313 149</text:p>
      <text:p text:style-name="P1"/>
      <text:p text:style-name="P1"/>
      <text:p text:style-name="P1">OPROWADZANKI DLA NAJMŁODSZYCH</text:p>
      <text:p text:style-name="P1"/>
      <text:p text:style-name="P1">Dla maluchów mamy specjalną ofertę: <text:span text:style-name="T2">nauka obchodzenia się końmi, czyszczenie kucyka i oprowadzanka na koniku.</text:span></text:p>
      <text:p text:style-name="P2">Kontakt Paweł <text:s/><text:span text:style-name="T3">880 <text:s/>855 920</text:span></text:p>
      <text:p text:style-name="P2"/>
      <text:p text:style-name="P2">URODZINKI HOBBY HORSE</text:p>
      <text:p text:style-name="P2"/>
      <text:p text:style-name="P2">Organizujemy przyjęcia urodzinowe w stajni z zabawami Hobby Horse , oprowadzankami na koniu. Uzgadniamy wszystko indywidualnie.</text:p>
      <text:p text:style-name="P2">Kontakt <text:s/>Gabriela 510 110 169</text:p>
      <text:p text:style-name="P2"/>
      <text:p text:style-name="P2">WOUCHERY OKOLICZNOŚCIOWE</text:p>
      <text:p text:style-name="P2"/>
      <text:p text:style-name="P2">Oferujemy wouchery urodzinowe, podarunkowe, które można wykorzystać w naszej Stajni. Może być to prezent jazda konna, oprowadzanka lub spacer z kucykiem po lesie.</text:p>
      <text:p text:style-name="P2"/>
      <text:p text:style-name="P2">Cennik:</text:p>
      <text:p text:style-name="P2"/>
      <text:p text:style-name="P2">jazda konna indywidualna <text:s text:c="7"/>45 <text:s/>min 150-200 zł</text:p>
      <text:p text:style-name="P2">jazda grupowa <text:s text:c="26"/>60 min <text:s text:c="2"/>100 zł</text:p>
      <text:p text:style-name="P3">oprowadzanki <text:s text:c="27"/>45 min <text:s text:c="3"/>80 zł</text:p>
      <text:p text:style-name="P3">pozostałe usługi ceny do uzgodnieni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5:55:53.210429500</meta:creation-date>
    <dc:date>2026-03-24T17:08:32.000010900</dc:date>
    <meta:editing-duration>PT45M34S</meta:editing-duration>
    <meta:editing-cycles>1</meta:editing-cycles>
    <meta:document-statistic meta:table-count="0" meta:image-count="0" meta:object-count="0" meta:page-count="1" meta:paragraph-count="27" meta:word-count="204" meta:character-count="1451" meta:non-whitespace-character-count="1161"/>
    <meta:generator>LibreOffice/25.8.5.2$Windows_X86_64 LibreOffice_project/9c8b85f387cc00a89945a79c9e6239f32e450ac2</meta:generator>
  </office:meta>
</office:document-meta>
</file>